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58a6"/>
    </style:style>
    <style:style style:name="P2" style:family="paragraph" style:parent-style-name="Standard">
      <style:text-properties officeooo:rsid="00192beb" officeooo:paragraph-rsid="00192beb"/>
    </style:style>
    <style:style style:name="P3" style:family="paragraph" style:parent-style-name="Standard">
      <style:text-properties officeooo:rsid="0019b306" officeooo:paragraph-rsid="0019b306"/>
    </style:style>
    <style:style style:name="P4" style:family="paragraph" style:parent-style-name="Standard">
      <style:text-properties officeooo:paragraph-rsid="0019b306"/>
    </style:style>
    <style:style style:name="P5" style:family="paragraph" style:parent-style-name="Standard">
      <style:text-properties officeooo:paragraph-rsid="0019b58f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58a6" officeooo:paragraph-rsid="001758a6" style:font-size-asian="12pt" style:font-size-complex="12pt" loext:padding="0cm" loext:border="none"/>
    </style:style>
    <style:style style:name="P7" style:family="paragraph" style:parent-style-name="Text_20_body">
      <style:text-properties officeooo:paragraph-rsid="001a9c59"/>
    </style:style>
    <style:style style:name="P8" style:family="paragraph" style:parent-style-name="Text_20_body">
      <style:text-properties officeooo:paragraph-rsid="001c23fd"/>
    </style:style>
    <style:style style:name="P9" style:family="paragraph" style:parent-style-name="Text_20_body">
      <style:text-properties officeooo:rsid="001a9c59" officeooo:paragraph-rsid="001a9c59"/>
    </style:style>
    <style:style style:name="P10" style:family="paragraph" style:parent-style-name="Text_20_body">
      <style:text-properties officeooo:rsid="001c23fd" officeooo:paragraph-rsid="001c23fd"/>
    </style:style>
    <style:style style:name="P11" style:family="paragraph" style:parent-style-name="Text_20_body">
      <style:text-properties fo:color="#ff3333" fo:font-size="20pt" fo:font-weight="bold" officeooo:rsid="001cf79c" officeooo:paragraph-rsid="001cf79c" style:font-size-asian="20pt" style:font-weight-asian="bold" style:font-size-complex="20pt" style:font-weight-complex="bold"/>
    </style:style>
    <style:style style:name="P12" style:family="paragraph" style:parent-style-name="Text_20_body">
      <style:text-properties fo:color="#ff3333" fo:font-size="14pt" fo:font-weight="bold" officeooo:rsid="001cff0b" officeooo:paragraph-rsid="001cff0b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 fo:font-size="20pt" style:text-underline-style="solid" style:text-underline-width="auto" style:text-underline-color="font-color" fo:font-weight="bold" officeooo:rsid="001cff0b" officeooo:paragraph-rsid="001cff0b" style:font-size-asian="20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758a6" style:font-size-asian="12pt" style:font-size-complex="12pt" loext:padding="0cm" loext:border="none"/>
    </style:style>
    <style:style style:name="P15" style:family="paragraph" style:parent-style-name="Standard">
      <style:text-properties fo:font-variant="normal" fo:text-transform="none" fo:color="#000000" style:font-name="Liberation Serif" fo:font-size="15pt" fo:letter-spacing="normal" fo:font-style="normal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 loext:padding="0cm" loext:border="none"/>
    </style:style>
    <style:style style:name="P16" style:family="paragraph" style:parent-style-name="Text_20_body">
      <style:text-properties fo:color="#ff3333" fo:font-size="14pt" fo:font-weight="bold" officeooo:rsid="001cff0b" officeooo:paragraph-rsid="001cff0b" style:font-size-asian="14pt" style:font-weight-asian="bold" style:font-size-complex="14pt" style:font-weight-complex="bold"/>
    </style:style>
    <style:style style:name="P17" style:family="paragraph" style:parent-style-name="Text_20_body">
      <style:text-properties fo:color="#ff3333" fo:font-size="20pt" fo:font-weight="bold" officeooo:rsid="001cf79c" officeooo:paragraph-rsid="001cf79c" style:font-size-asian="20pt" style:font-weight-asian="bold" style:font-size-complex="20pt" style:font-weight-complex="bold"/>
    </style:style>
    <style:style style:name="P18" style:family="paragraph" style:parent-style-name="Text_20_body">
      <style:text-properties fo:color="#000000" fo:font-size="12pt" fo:font-weight="bold" officeooo:rsid="001f303f" officeooo:paragraph-rsid="001f303f" style:font-size-asian="12pt" style:font-weight-asian="bold" style:font-size-complex="12pt" style:font-weight-complex="bold"/>
    </style:style>
    <style:style style:name="P19" style:family="paragraph" style:parent-style-name="Text_20_body">
      <style:text-properties fo:color="#000000" fo:font-size="15pt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/>
    </style:style>
    <style:style style:name="P20" style:family="paragraph" style:parent-style-name="Text_20_body">
      <style:text-properties officeooo:rsid="001c23fd" officeooo:paragraph-rsid="001c23fd"/>
    </style:style>
    <style:style style:name="P21" style:family="paragraph" style:parent-style-name="Text_20_body">
      <style:text-properties fo:font-size="15pt" style:text-underline-style="solid" style:text-underline-width="auto" style:text-underline-color="font-color" fo:font-weight="bold" officeooo:rsid="001f303f" officeooo:paragraph-rsid="001f303f" style:font-size-asian="15pt" style:font-weight-asian="bold" style:font-size-complex="15pt" style:font-weight-complex="bold"/>
    </style:style>
    <style:style style:name="T1" style:family="text">
      <style:text-properties officeooo:rsid="001758a6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fo:font-size="12pt" fo:letter-spacing="-0.026cm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fo:font-size="12pt" fo:letter-spacing="-0.026cm" fo:font-style="normal" fo:font-weight="normal" officeooo:rsid="0019b58f" style:font-size-asian="12pt" style:font-weight-asian="normal" style:font-size-complex="12pt" style:font-weight-complex="normal"/>
    </style:style>
    <style:style style:name="T6" style:family="text">
      <style:text-properties officeooo:rsid="0019b306"/>
    </style:style>
    <style:style style:name="T7" style:family="text">
      <style:text-properties officeooo:rsid="001a9c59"/>
    </style:style>
    <style:style style:name="T8" style:family="text">
      <style:text-properties officeooo:rsid="001c23fd"/>
    </style:style>
    <style:style style:name="T9" style:family="text">
      <style:text-properties officeooo:rsid="001cff0b"/>
    </style:style>
    <style:style style:name="T10" style:family="text">
      <style:text-properties fo:color="#000000" fo:font-size="12pt" officeooo:rsid="001cff0b" style:font-size-asian="12pt" style:font-size-complex="12pt"/>
    </style:style>
    <style:style style:name="T11" style:family="text">
      <style:text-properties fo:font-size="13pt" style:text-underline-style="non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21/.2/2019</text:p>
      <text:p text:style-name="P6">1. Handwritten digits recognition in python using scikit-learn</text:p>
      <text:p text:style-name="P1"><text:span text:style-name="T1"><text:tab/><text:tab/></text:span><text:a xlink:type="simple" xlink:href="https://www.youtube.com/watch?v=aZsZrkIgan0" text:style-name="Internet_20_link" text:visited-style-name="Visited_20_Internet_20_Link"><text:span text:style-name="T1">https://www.youtube.com/watch?v=aZsZrkIgan0</text:span></text:a></text:p>
      <text:p text:style-name="P2">2. what digit you write</text:p>
      <text:p text:style-name="P2"><text:tab/><text:tab/><text:a xlink:type="simple" xlink:href="https://github.com/InnoFang/what-digit-you-write" text:style-name="Internet_20_link" text:visited-style-name="Visited_20_Internet_20_Link">https://github.com/InnoFang/what-digit-you-write</text:a></text:p>
      <text:p text:style-name="P2">3. Mathematical handwriting recognition</text:p>
      <text:p text:style-name="P2"><text:tab/><text:tab/><text:a xlink:type="simple" xlink:href="https://github.com/Emmarex/Mathematical-Handwriting-recognition" text:style-name="Internet_20_link" text:visited-style-name="Visited_20_Internet_20_Link">https://github.com/Emmarex/Mathematical-Handwriting-recognition</text:a></text:p>
      <text:p text:style-name="P2">4. Hand writing recognition</text:p>
      <text:p text:style-name="P2"><text:tab/><text:tab/><text:a xlink:type="simple" xlink:href="https://github.com/maheshreddykukunooru/Handwritten-Digit-Recognition" text:style-name="Internet_20_link" text:visited-style-name="Visited_20_Internet_20_Link">https://github.com/maheshreddykukunooru/Handwritten-Digit-Recognition</text:a></text:p>
      <text:p text:style-name="P4"><text:span text:style-name="T6">5.</text:span><text:a xlink:type="simple" xlink:href="https://github.com/abhinema/handwritten_digit_recognition_mnist" text:style-name="Internet_20_link" text:visited-style-name="Visited_20_Internet_20_Link"><text:span text:style-name="Strong_20_Emphasis"><text:span text:style-name="T2">handwritten_digit_recognition_mnist</text:span></text:span></text:a></text:p>
      <text:p text:style-name="P3"><text:tab/><text:a xlink:type="simple" xlink:href="https://github.com/abhinema/handwritten_digit_recognition_mnist/blob/master/output.png" text:style-name="Internet_20_link" text:visited-style-name="Visited_20_Internet_20_Link">https://github.com/abhinema/handwritten_digit_recognition_mnist/blob/master/output.png</text:a></text:p>
      <text:p text:style-name="P4"><text:span text:style-name="T6">6. </text:span><text:span text:style-name="T4">Digit Recognition using OpenCV, sklearn and Python</text:span></text:p>
      <text:p text:style-name="P5"><text:span text:style-name="T4"><text:tab/></text:span><text:span text:style-name="T5">http://hanzratech.in/2015/02/24/handwritten-digit-recognition-using-opencv-sklearn-and-python.html</text:span></text:p>
      <text:p text:style-name="P9">7. Digit recognition</text:p>
      <text:p text:style-name="P7"><text:span text:style-name="T7"><text:tab/></text:span><text:a xlink:type="simple" xlink:href="https://github.com/bikz05/digit-recognition/blob/master/performRecognition.py" text:style-name="Internet_20_link" text:visited-style-name="Visited_20_Internet_20_Link"><text:span text:style-name="T7">https://github.com/bikz05/digit-recognition/blob/master/performRecognition.py</text:span></text:a></text:p>
      <text:p text:style-name="P8"><text:span text:style-name="T8">8. </text:span><text:span text:style-name="T3">Handwritten Digit Recognition using Deep Learning, Keras and Python</text:span></text:p>
      <text:p text:style-name="P10"><text:tab/><text:a xlink:type="simple" xlink:href="https://gogul09.github.io/software/digits-recognition-mlp" text:style-name="Internet_20_link" text:visited-style-name="Visited_20_Internet_20_Link">https://gogul09.github.io/software/digits-recognition-mlp</text:a></text:p>
      <text:p text:style-name="P10"/>
      <text:p text:style-name="P21">22/02/2019</text:p>
      <text:p text:style-name="P11"><text:span text:style-name="T10">9.</text:span><text:span text:style-name="T9"> </text:span><text:a xlink:type="simple" xlink:href="https://github.com/sachin-bisht/Digit-Recognition" text:style-name="Internet_20_link" text:visited-style-name="Visited_20_Internet_20_Link">https://github.com/sachin-bisht/Digit-Recognition</text:a></text:p>
      <text:p text:style-name="P11"/>
      <text:p text:style-name="P19">25/02/2019</text:p>
      <text:p text:style-name="P13"><text:span text:style-name="T11">10. </text:span>photomath source code link</text:p>
      <text:p text:style-name="P12"><text:a xlink:type="simple" xlink:href="https://github.com/lynbrookbuild/Android/tree/master/PhotoMath" text:style-name="Internet_20_link" text:visited-style-name="Visited_20_Internet_20_Link">https://github.com/lynbrookbuild/Android/tree/master/PhotoMath</text:a></text:p>
      <text:p text:style-name="P12"/>
      <text:p text:style-name="P19">26/02/2019</text:p>
      <text:p text:style-name="P18">11. <text:a xlink:type="simple" xlink:href="https://github.com/ayesha92ahmad/NLP-image-to-text/blob/master/image-to-text.py" text:style-name="Internet_20_link" text:visited-style-name="Visited_20_Internet_20_Link">https://github.com/ayesha92ahmad/NLP-image-to-text/blob/master/image-to-text.py</text:a></text:p>
      <text:p text:style-name="P1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29:04.804786374</meta:creation-date>
    <dc:date>2019-02-26T12:35:04.255196779</dc:date>
    <meta:editing-duration>PT2H53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65" meta:character-count="1151" meta:non-whitespace-character-count="1098"/>
  </office:meta>
</office:document-meta>
</file>